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none"/>
    </style:style>
    <style:style style:name="T2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background-color="transparent"/>
    </style:style>
    <style:style style:name="T2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1"><text:span text:style-name="T20">Type: BDKG-</text:span><text:span text:style-name="T21">2</text:span><text:span text:style-name="T20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25">/</text:span><text:span text:style-name="T11">N</text:span><text:span text:style-name="T25">: <text:s text:c="2"/></text:span><text:span text:style-name="T27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5">BDKG-224: γ 0.04 µSv/h – 0.1 µSv/h: ±15%</text:p>
      <text:p text:style-name="P15"><text:span text:style-name="T26"><text:tab/> <text:s text:c="5"/></text:span><text:s/>γ 0.1 µSv/h – 1 Sv/h: ±10%</text:p>
      <text:p text:style-name="P12"/>
      <text:p text:style-name="P3">Operating conditions:</text:p>
      <text:p text:style-name="P26"><text:span text:style-name="T10">- Air temperature<text:tab/></text:span><text:span text:style-name="T22"><text:tab/><text:tab/><text:tab/>+</text:span><text:span text:style-name="T10">$temp</text:span><text:span text:style-name="T22"> °</text:span><text:span text:style-name="T10">C</text:span></text:p>
      <text:p text:style-name="P35">- Atmospheric pressure<text:tab/><text:tab/><text:tab/><text:tab/>98,5 kPa</text:p>
      <text:p text:style-name="P26"><text:span text:style-name="T10">- Relative humidity<text:tab/><text:tab/></text:span><text:span text:style-name="T10"><text:tab/><text:tab/>$vlag %</text:span></text:p>
      <text:p text:style-name="P27">- Gamma radiation background<text:tab/><text:tab/><text:tab/>$bground <text:s/>nSv/h</text:p>
      <text:p text:style-name="Standard"><text:span text:style-name="Знак_20_примечания"/></text:p>
      <text:p text:style-name="P20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4">Ḣ</text:span><text:span text:style-name="T17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14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32">Confiden-ce limit of the intrinsic <text:s/>relative error <text:span text:style-name="T29">Δ</text:span><text:span text:style-name="T17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25"><text:span text:style-name="T8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8">Average value</text:span>, <text:span text:style-name="T9">H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4">H</text:span><text:span text:style-name="T15">1</text:span></text:p>
          </table:table-cell>
          <table:table-cell table:style-name="t1.D3" office:value-type="string">
            <text:p text:style-name="P25"><text:span text:style-name="T9">H</text:span><text:span text:style-name="T15">2</text:span></text:p>
          </table:table-cell>
          <table:table-cell table:style-name="t1.D3" office:value-type="string">
            <text:p text:style-name="P25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0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,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19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12:41.74</dc:date>
    <meta:print-date>2019-04-03T15:18:00</meta:print-date>
    <meta:editing-cycles>153</meta:editing-cycles>
    <meta:editing-duration>PT10H44M39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3" meta:character-count="1412"/>
  </office:meta>
</office:document-meta>
</file>